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2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3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4" style:family="paragraph" style:parent-style-name="Standard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3560556542381507304" text:style-name="L1">
        <text:list-item>
          <text:p text:style-name="P9">10:09 <text:s/>uphill</text:p>
        </text:list-item>
        <text:list-item>
          <text:p text:style-name="P9"><text:s text:c="2"/>8:49 <text:s/>downhill</text:p>
        </text:list-item>
        <text:list-item>
          <text:p text:style-name="P9"><text:s text:c="2"/>8:05 <text:s/>downhill</text:p>
        </text:list-item>
        <text:list-item>
          <text:p text:style-name="P9">10:37 <text:s/>uphill</text:p>
        </text:list-item>
        <text:list-item>
          <text:p text:style-name="P9"><text:s text:c="2"/>9:48 <text:s/>uphill</text:p>
        </text:list-item>
        <text:list-item>
          <text:p text:style-name="P9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3997564745451077691" text:style-name="L2">
        <text:list-item>
          <text:p text:style-name="P11">1:42.3 <text:tab/>5. <text:s/>1:39.6</text:p>
        </text:list-item>
      </text:list>
      <text:list xml:id="list6991924954906168029" text:style-name="L3">
        <text:list-item>
          <text:p text:style-name="P12">1:43.3<text:tab/><text:tab/>6. <text:s/>1:38.3</text:p>
        </text:list-item>
        <text:list-item>
          <text:p text:style-name="P12">1:46.0<text:tab/><text:tab/>7. <text:s/>1:39.1</text:p>
        </text:list-item>
        <text:list-item>
          <text:p text:style-name="P12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4788830370969146246" text:style-name="L4">
        <text:list-item>
          <text:p text:style-name="P10">9:58<text:tab/><text:tab/>124</text:p>
        </text:list-item>
        <text:list-item>
          <text:p text:style-name="P10">9:59<text:tab/><text:tab/>130 </text:p>
        </text:list-item>
        <text:list-item>
          <text:p text:style-name="P10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8"><text:soft-page-break/>Sat 8/13/16: <text:s/><text:span text:style-name="T1">4 miles</text:span></text:p>
      <text:p text:style-name="P8">I ran and walked 4 miles on hilly roads in 44:28. I walked a total of 4:30.</text:p>
      <text:p text:style-name="P8"/>
      <text:p text:style-name="P8">Sun 8/14/16: <text:s/><text:span text:style-name="T1">5 miles</text:span></text:p>
      <text:p text:style-name="P8">I ran and walked 5 miles on hilly roads in 59:50. I walked a total of 5:00.</text:p>
      <text:p text:style-name="P8"/>
      <text:p text:style-name="P8">Mon 8/15/16: <text:s/><text:span text:style-name="T1">1 mile</text:span></text:p>
      <text:p text:style-name="P8">I ran 1 mile before traveling to Amsterdam.</text:p>
      <text:p text:style-name="P8"/>
      <text:p text:style-name="P8">Tues 8/16/16: <text:s/><text:span text:style-name="T1">1 mile</text:span></text:p>
      <text:p text:style-name="P8">I ran 1 mile in Amsterdam.</text:p>
      <text:p text:style-name="P8"/>
      <text:p text:style-name="P8">Wed <text:s/>8/17/16: <text:s/><text:span text:style-name="T1">1 mile</text:span></text:p>
      <text:p text:style-name="P8">I ran 1 mile in Amsterdam.</text:p>
      <text:p text:style-name="P8"/>
      <text:p text:style-name="P8">Thur 8/18/16: <text:s/><text:span text:style-name="T1">3 miles</text:span></text:p>
      <text:p text:style-name="P8">I walked and ran 3 miles averaging 10:47/mile. <text:s/>I walked <text:s/>0.1 miles, ran 0.9 miles and repeated 2 more times.</text:p>
      <text:p text:style-name="P8"/>
      <text:p text:style-name="P8">Fri 8/19/16: <text:span text:style-name="T1">2 miles</text:span></text:p>
      <text:p text:style-name="P8">I ran 2 miles on a walking path. <text:s/>9:46+9:30 = 19:16</text:p>
      <text:p text:style-name="P8"/>
      <text:p text:style-name="P8"/>
      <text:p text:style-name="P6">17 miles in the last week</text:p>
      <text:p text:style-name="P2"/>
      <text:p text:style-name="P2"/>
      <text:p text:style-name="P2"/>
      <text:p text:style-name="P2"/>
      <text:p text:style-name="P13"><text:soft-page-break/>Sat 8/20/16: <text:s/><text:span text:style-name="T1">5 miles</text:span></text:p>
      <text:p text:style-name="P13">I walked an ran 5 miles in 1 hour. <text:s/>I walked 0.15 miles at the beginning of each half mile for a total of 1.5 miles of walking and 3.5 miles of running. </text:p>
      <text:p text:style-name="P13"/>
      <text:p text:style-name="P13">Sun 8/21/16: <text:span text:style-name="T1">1 mile</text:span></text:p>
      <text:p text:style-name="P14"/>
      <text:p text:style-name="P13">Mon 8/22/16: <text:span text:style-name="T1">1 mile</text:span></text:p>
      <text:p text:style-name="P14"/>
      <text:p text:style-name="P13">Tues 8/23/16: <text:s/><text:span text:style-name="T1">3 miles</text:span></text:p>
      <text:p text:style-name="P13">I road 6 miles on flat bike paths in Amsterdam. <text:s/>I assume this to be equivalent to about 2 miles of running. <text:s/>Then I ran a mile.</text:p>
      <text:p text:style-name="P13"/>
      <text:p text:style-name="P13">Wed 8/24/16: <text:s/>4<text:span text:style-name="T1">.25 miles</text:span></text:p>
      <text:p text:style-name="P13">I walked 0.25 miles and ran 0.25 miles and then repeated until the end.</text:p>
      <text:p text:style-name="P13">Later in the day I road 6 miles on flat bike paths. <text:s/>I assume this to be about equivalent to 2 miles of running. </text:p>
      <text:p text:style-name="P13"/>
      <text:p text:style-name="P13">Thur 8/25/16: <text:s/>2.5<text:span text:style-name="T1"> miles</text:span></text:p>
      <text:p text:style-name="P13">I walked 0.25 miles and ran 0.25 miles and then repeated until I reached 2 miles in 26 minutes. <text:s/>Then I walked for 10 minutes.</text:p>
      <text:p text:style-name="P13"/>
      <text:p text:style-name="P13">Fri 8/26/16: <text:s/><text:span text:style-name="T1">3.5 miles</text:span></text:p>
      <text:p text:style-name="P13">I ran 0.5 miles and walked 0.25 miles and then repeated 3 more times for a total of 3 miles in 36 minutes. Then I walked for 10minutes.</text:p>
      <text:p text:style-name="P13"/>
      <text:p text:style-name="P14">20.25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26T04:39:11.23</dc:date>
    <dc:creator>James Lombardi</dc:creator>
    <meta:editing-duration>PT18H25M</meta:editing-duration>
    <meta:editing-cycles>139</meta:editing-cycles>
    <meta:document-statistic meta:table-count="0" meta:image-count="0" meta:object-count="0" meta:page-count="6" meta:paragraph-count="119" meta:word-count="1317" meta:character-count="6513"/>
  </office:meta>
</office:document-meta>
</file>